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 fo:wrap-option="wrap"/>
    </style:style>
    <style:style style:name="gr7" style:family="graphic" style:parent-style-name="standard">
      <style:graphic-properties draw:fill="solid" draw:fill-color="#e6e6e6" draw:textarea-horizontal-align="left" draw:textarea-vertical-align="top" draw:auto-grow-height="false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="solid" draw:fill-color="#e6e6e6" draw:textarea-horizontal-align="center" draw:textarea-vertical-align="top" draw:auto-grow-height="false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Times New Roman'" style:font-family-generic="roman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2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Times New Roman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4.242cm" svg:height="0.991cm" svg:x="12.598cm" svg:y="0.685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242cm" svg:height="0.991cm" svg:x="12.599cm" svg:y="6.044cm">
          <text:p text:style-name="P1"><text:span text:style-name="T1">SplitReads_job</text:span></text:p>
          <text:p text:style-name="P1"><text:span text:style-name="T1">1 per sam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4.242cm" svg:height="0.991cm" svg:x="12.623cm" svg:y="3.378cm">
          <text:p text:style-name="P1"><text:span text:style-name="T1">Mapping_job</text:span></text:p>
          <text:p text:style-name="P1"><text:span text:style-name="T1">1 per sam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8.153cm" svg:height="2.083cm" svg:x="19.704cm" svg:y="2.195cm">
          <text:list text:style-name="L1">
            <text:list-item>
              <text:p text:style-name="P3"><text:span text:style-name="T1">Flag targets which are finished by</text:span></text:p>
              <text:list>
                <text:list-item>
                  <text:p text:style-name="P3"><text:span text:style-name="T1">NumMapped &lt;= oldNumMapped</text:span></text:p>
                </text:list-item>
              </text:list>
            </text:list-item>
            <text:list-item>
              <text:p text:style-name="P3"><text:span text:style-name="T1">Build Mapping results file (txt)</text:span></text:p>
            </text:list-item>
            <text:list-item>
              <text:p text:style-name="P3"><text:span text:style-name="T1">Add SplitReads job before exiting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719cm" svg:y1="1.676cm" svg:x2="14.744cm" svg:y2="3.378cm" draw:start-shape="id1" draw:start-glue-point="2" draw:end-shape="id2" draw:end-glue-point="0" svg:d="m14719 1676 25 1702" svg:viewBox="0 0 26 1703">
          <text:p/>
        </draw:connector>
        <draw:connector draw:style-name="gr4" draw:text-style-name="P1" draw:layer="layout" draw:type="line" svg:x1="16.865cm" svg:y1="3.873cm" svg:x2="19.704cm" svg:y2="3.236cm" draw:start-shape="id2" draw:start-glue-point="1" draw:end-shape="id3" draw:end-glue-point="3" svg:d="m16865 3873 2839-637" svg:viewBox="0 0 2840 638">
          <text:p/>
        </draw:connector>
        <draw:custom-shape draw:style-name="gr5" draw:text-style-name="P4" xml:id="id4" draw:id="id4" draw:layer="layout" svg:width="8.229cm" svg:height="1.525cm" svg:x="19.577cm" svg:y="0.406cm">
          <text:list text:style-name="L1">
            <text:list-item>
              <text:p text:style-name="P3"><text:span text:style-name="T1">Launch Mapping_job for each sample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6.84cm" svg:y1="1.18cm" svg:x2="19.577cm" svg:y2="1.168cm" draw:start-shape="id1" draw:start-glue-point="1" draw:end-shape="id4" draw:end-glue-point="3" svg:d="m16840 1180 2737-12" svg:viewBox="0 0 2738 13">
          <text:p/>
        </draw:connector>
        <draw:connector draw:style-name="gr3" draw:text-style-name="P1" draw:layer="layout" draw:type="line" svg:x1="14.744cm" svg:y1="4.369cm" svg:x2="14.72cm" svg:y2="6.044cm" draw:start-shape="id2" draw:start-glue-point="2" draw:end-shape="id5" draw:end-glue-point="0" svg:d="m14744 4369-24 1675" svg:viewBox="0 0 25 1676">
          <text:p/>
        </draw:connector>
        <draw:custom-shape draw:style-name="gr6" draw:text-style-name="P4" xml:id="id6" draw:id="id6" draw:layer="layout" svg:width="8.153cm" svg:height="3.302cm" svg:x="19.629cm" svg:y="4.683cm">
          <text:list text:style-name="L1">
            <text:list-item>
              <text:p text:style-name="P3"><text:span text:style-name="T1">Load mapping results file</text:span></text:p>
            </text:list-item>
            <text:list-item>
              <text:p text:style-name="P3"><text:span text:style-name="T1">Iterate over targets</text:span></text:p>
              <text:list>
                <text:list-item>
                  <text:p text:style-name="P3"><text:span text:style-name="T1">generate temp folder + fastq</text:span></text:p>
                </text:list-item>
              </text:list>
            </text:list-item>
            <text:list-item>
              <text:p text:style-name="P3"><text:span text:style-name="T1">Add Assembly job</text:span></text:p>
            </text:list-item>
            <text:list-item>
              <text:p text:style-name="P3"><text:span text:style-name="T1">Populate assemblies list</text:span></text:p>
            </text:list-item>
            <text:list-item>
              <text:p text:style-name="P3"><text:span text:style-name="T1">Launch CheckFinished with list of assemblie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242cm" svg:height="0.991cm" svg:x="14.72cm" svg:y="8.947cm">
          <text:p text:style-name="P1"><text:span text:style-name="T1">Assembly_job</text:span></text:p>
          <text:p text:style-name="P1"><text:span text:style-name="T1">1 per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6.841cm" svg:y1="6.539cm" svg:x2="19.629cm" svg:y2="6.334cm" draw:start-shape="id5" draw:start-glue-point="1" draw:end-shape="id6" svg:d="m16841 6539 2788-205" svg:viewBox="0 0 2789 206">
          <text:p/>
        </draw:connector>
        <draw:connector draw:style-name="gr3" draw:text-style-name="P1" draw:layer="layout" draw:type="line" svg:x1="14.72cm" svg:y1="7.035cm" svg:x2="16.841cm" svg:y2="8.947cm" draw:start-shape="id5" draw:start-glue-point="2" draw:end-shape="id7" draw:end-glue-point="0" svg:d="m14720 7035 2121 1912" svg:viewBox="0 0 2122 1913">
          <text:p/>
        </draw:connector>
        <draw:custom-shape draw:style-name="gr6" draw:text-style-name="P4" xml:id="id8" draw:id="id8" draw:layer="layout" svg:width="8.484cm" svg:height="2.032cm" svg:x="19.354cm" svg:y="8.425cm">
          <text:list text:style-name="L1">
            <text:list-item>
              <text:p text:style-name="P3"><text:span text:style-name="T1">Start assembly and check that it finished</text:span></text:p>
            </text:list-item>
            <text:list-item>
              <text:p text:style-name="P3"><text:span text:style-name="T1">Report assembly finished (or monitor job finished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8.962cm" svg:y1="9.442cm" svg:x2="19.354cm" svg:y2="9.441cm" draw:start-shape="id7" draw:start-glue-point="1" draw:end-shape="id8" draw:end-glue-point="3" svg:d="m18962 9442 392-1" svg:viewBox="0 0 393 2">
          <text:p/>
        </draw:connector>
        <draw:custom-shape draw:style-name="gr1" draw:text-style-name="P2" xml:id="id9" draw:id="id9" draw:layer="layout" svg:width="4.242cm" svg:height="0.991cm" svg:x="10.083cm" svg:y="8.996cm">
          <text:p text:style-name="P1"><text:span text:style-name="T1">CheckFinished_job</text:span></text:p>
          <text:p text:style-name="P1"><text:span text:style-name="T1">1 per sam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72cm" svg:y1="7.035cm" svg:x2="12.204cm" svg:y2="8.996cm" draw:start-shape="id5" draw:start-glue-point="2" draw:end-shape="id9" draw:end-glue-point="0" svg:d="m14720 7035-2516 1961" svg:viewBox="0 0 2517 1962">
          <text:p/>
        </draw:connector>
        <draw:custom-shape draw:style-name="gr6" draw:text-style-name="P4" xml:id="id11" draw:id="id11" draw:layer="layout" svg:width="8.484cm" svg:height="1.651cm" svg:x="0.177cm" svg:y="8.701cm">
          <text:list text:style-name="L1">
            <text:list-item>
              <text:p text:style-name="P3"><text:span text:style-name="T1">Count incomplete assemblies, if == 0</text:span></text:p>
              <text:list>
                <text:list-item>
                  <text:p text:style-name="P3"><text:span text:style-name="T1">Add Concat job</text:span></text:p>
                </text:list-item>
              </text:list>
            </text:list-item>
            <text:list-item>
              <text:p text:style-name="P3"><text:span text:style-name="T1">Else add CheckFinished job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242cm" svg:height="0.991cm" svg:x="12.166cm" svg:y="11.436cm">
          <text:p text:style-name="P1"><text:span text:style-name="T1">Concat_jo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2.204cm" svg:y1="9.987cm" svg:x2="14.287cm" svg:y2="11.436cm" draw:start-shape="id9" draw:start-glue-point="2" draw:end-shape="id10" draw:end-glue-point="0" svg:d="m12204 9987 2083 1449" svg:viewBox="0 0 2084 1450">
          <text:p/>
        </draw:connector>
        <draw:connector draw:style-name="gr3" draw:text-style-name="P1" draw:layer="layout" draw:type="curve" draw:line-skew="0cm -0.529cm" svg:x1="10.083cm" svg:y1="9.491cm" svg:x2="12.204cm" svg:y2="8.996cm" draw:start-shape="id9" draw:start-glue-point="3" draw:end-shape="id9" draw:end-glue-point="0" svg:d="m10083 9491c-751 0-626-763 92-1274s2029-767 2029 779" svg:viewBox="0 0 2630 1670">
          <text:p/>
        </draw:connector>
        <draw:connector draw:style-name="gr4" draw:text-style-name="P1" draw:layer="layout" draw:type="line" svg:x1="8.661cm" svg:y1="9.526cm" svg:x2="10.083cm" svg:y2="9.491cm" draw:start-shape="id11" draw:start-glue-point="1" draw:end-shape="id9" draw:end-glue-point="3" svg:d="m8661 9526 1422-35" svg:viewBox="0 0 1423 36">
          <text:p/>
        </draw:connector>
        <draw:custom-shape draw:style-name="gr7" draw:text-style-name="P5" draw:layer="layout" svg:width="8.484cm" svg:height="4.979cm" svg:x="0.279cm" svg:y="0.228cm">
          <text:p text:style-name="P1"><text:span text:style-name="T2">Notes:</text:span></text:p>
          <text:p text:style-name="P3"><text:span text:style-name="T3">Target = Sample + Target combination, each are tracked separately</text:span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3" draw:id="id13" draw:layer="layout" svg:width="8.382cm" svg:height="3.302cm" svg:x="19.405cm" svg:y="10.625cm">
          <text:list text:style-name="L1">
            <text:list-item>
              <text:p text:style-name="P3"><text:span text:style-name="T1">If Target is finished </text:span></text:p>
              <text:list>
                <text:list-item>
                  <text:p text:style-name="P3"><text:span text:style-name="T1">call Finish job, pass target</text:span></text:p>
                </text:list-item>
              </text:list>
            </text:list-item>
            <text:list-item>
              <text:p text:style-name="P3"><text:span text:style-name="T1">Else</text:span></text:p>
              <text:list>
                <text:list-item>
                  <text:p text:style-name="P3"><text:span text:style-name="T1">Combine and rename contigs from all Targets, write to new targets.fasta</text:span></text:p>
                </text:list-item>
                <text:list-item>
                  <text:p text:style-name="P3"><text:span text:style-name="T1">Add Mapping_job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draw:line-skew="0cm -2.62cm" svg:x1="14.287cm" svg:y1="12.427cm" svg:x2="12.623cm" svg:y2="3.873cm" draw:start-shape="id10" draw:start-glue-point="2" draw:end-shape="id2" draw:end-glue-point="3" svg:d="m14287 12427c0 751-2621 626-4379-1700s-2652-6854 2715-6854" svg:viewBox="0 0 5740 8965">
          <text:p/>
        </draw:connector>
        <draw:custom-shape draw:style-name="gr1" draw:text-style-name="P2" xml:id="id12" draw:id="id12" draw:layer="layout" svg:width="4.242cm" svg:height="0.991cm" svg:x="12.141cm" svg:y="13.789cm">
          <text:p text:style-name="P1"><text:span text:style-name="T1">Finish_jo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287cm" svg:y1="12.427cm" svg:x2="14.262cm" svg:y2="13.789cm" draw:start-shape="id10" draw:start-glue-point="2" draw:end-shape="id12" draw:end-glue-point="0" svg:d="m14287 12427-25 1362" svg:viewBox="0 0 26 1363">
          <text:p/>
        </draw:connector>
        <draw:connector draw:style-name="gr4" draw:text-style-name="P1" draw:layer="layout" draw:type="line" svg:x1="16.408cm" svg:y1="11.931cm" svg:x2="19.405cm" svg:y2="12.276cm" draw:start-shape="id10" draw:start-glue-point="1" draw:end-shape="id13" draw:end-glue-point="3" svg:d="m16408 11931 2997 345" svg:viewBox="0 0 2998 346">
          <text:p/>
        </draw:connector>
        <draw:custom-shape draw:style-name="gr6" draw:text-style-name="P4" xml:id="id14" draw:id="id14" draw:layer="layout" svg:width="8.382cm" svg:height="3.302cm" svg:x="19.405cm" svg:y="14.147cm">
          <text:list text:style-name="L1">
            <text:list-item>
              <text:p text:style-name="P3"><text:span text:style-name="T1">Rename and add contigs to Sample_assemblies.fasta</text:span></text:p>
            </text:list-item>
            <text:list-item>
              <text:p text:style-name="P3"><text:span text:style-name="T1">Add statistics to Sample_statistics.tsv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6.383cm" svg:y1="14.284cm" svg:x2="19.405cm" svg:y2="15.798cm" draw:start-shape="id12" draw:start-glue-point="1" draw:end-shape="id14" draw:end-glue-point="3" svg:d="m16383 14284 3022 1514" svg:viewBox="0 0 3023 1515">
          <text:p/>
        </draw:connecto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9" draw:text-style-name="P5" draw:layer="layout" svg:width="6.96cm" svg:height="10.362cm" svg:x="0.279cm" svg:y="0.229cm">
          <text:p text:style-name="P1"><text:span text:style-name="T3">Global “config” structure:</text:span></text:p>
          <text:list text:style-name="L1">
            <text:list-item>
              <text:p text:style-name="P3"><text:span text:style-name="T3">config = {}</text:span></text:p>
              <text:list>
                <text:list-item>
                  <text:p text:style-name="P3"><text:span text:style-name="T3">reference=targets.fasta</text:span></text:p>
                </text:list-item>
                <text:list-item>
                  <text:p text:style-name="P3"><text:span text:style-name="T3">numcycles=1</text:span></text:p>
                </text:list-item>
                <text:list-item>
                  <text:p text:style-name="P3"><text:span text:style-name="T3">verbose=True</text:span></text:p>
                </text:list-item>
                <text:list-item>
                  <text:p text:style-name="P3"><text:span text:style-name="T3">mapper=blat</text:span></text:p>
                </text:list-item>
                <text:list-item>
                  <text:p text:style-name="P3"><text:span text:style-name="T3">nprocs=10</text:span></text:p>
                </text:list-item>
                <text:list-item>
                  <text:p text:style-name="P3"><text:span text:style-name="T3">format=fastq</text:span></text:p>
                </text:list-item>
                <text:list-item>
                  <text:p text:style-name="P3"><text:span text:style-name="T3">Samples = {}</text:span></text:p>
                  <text:list>
                    <text:list-item>
                      <text:p text:style-name="P3"><text:span text:style-name="T3">Sample1 = {}</text:span></text:p>
                      <text:list>
                        <text:list-item>
                          <text:p text:style-name="P3"><text:span text:style-name="T3">PE1 = FileName</text:span></text:p>
                        </text:list-item>
                        <text:list-item>
                          <text:p text:style-name="P3"><text:span text:style-name="T3">PE2 = FileName</text:span></text:p>
                        </text:list-item>
                        <text:list-item>
                          <text:p text:style-name="P3"><text:span text:style-name="T3">SE = FileName</text:span></text:p>
                        </text:list-item>
                      </text:list>
                    </text:list-item>
                    <text:list-item>
                      <text:p text:style-name="P3"><text:span text:style-name="T3">Sample2 = {}</text:span></text:p>
                    </text:list-item>
                    <text:list-item>
                      <text:p text:style-name="P3"><text:span text:style-name="T3">…</text:span><text:span text:style-name="T3">.</text:span></text:p>
                    </text:list-item>
                  </text:list>
                </text:list-item>
              </text:list>
            </text:list-item>
          </text:list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3.36cm" svg:height="11.834cm" svg:x="8.128cm" svg:y="0.256cm">
          <text:p text:style-name="P1"><text:span text:style-name="T2">Global Folder Structure</text:span></text:p>
          <text:list text:style-name="L1">
            <text:list-item>
              <text:p text:style-name="P3"><text:span text:style-name="T3">TopLevel</text:span></text:p>
              <text:list>
                <text:list-item>
                  <text:p text:style-name="P3"><text:span text:style-name="T3">ARC_config.txt <text:s/>← <text:s/>Created by user</text:span></text:p>
                </text:list-item>
                <text:list-item>
                  <text:p text:style-name="P3"><text:span text:style-name="T3">working_sample1 ← Created by setup() in __init__.py</text:span></text:p>
                  <text:list>
                    <text:list-item>
                      <text:p text:style-name="P3"><text:span text:style-name="T3">targets.fasta <text:s/>← <text:s/>Created for sample specific targets after the first iteration</text:span></text:p>
                    </text:list-item>
                    <text:list-item>
                      <text:p text:style-name="P3"><text:span text:style-name="T3">idx <text:s/>← contains the bowtie2 index if using bowtie2, created by mapper.py </text:span></text:p>
                    </text:list-item>
                    <text:list-item>
                      <text:p text:style-name="P3"><text:span text:style-name="T3">target1 ← created by splitreads()</text:span></text:p>
                      <text:list>
                        <text:list-item>
                          <text:p text:style-name="P3"><text:span text:style-name="T3">PE1</text:span></text:p>
                        </text:list-item>
                        <text:list-item>
                          <text:p text:style-name="P3"><text:span text:style-name="T3">PE2</text:span></text:p>
                        </text:list-item>
                        <text:list-item>
                          <text:p text:style-name="P3"><text:span text:style-name="T3">SE</text:span></text:p>
                        </text:list-item>
                        <text:list-item>
                          <text:p text:style-name="P3"><text:span text:style-name="T3">assembly</text:span></text:p>
                        </text:list-item>
                      </text:list>
                    </text:list-item>
                    <text:list-item>
                      <text:p text:style-name="P3"><text:span text:style-name="T3">...</text:span></text:p>
                    </text:list-item>
                  </text:list>
                </text:list-item>
                <text:list-item>
                  <text:p text:style-name="P3"><text:span text:style-name="T3">Progress_Report</text:span></text:p>
                  <text:list>
                    <text:list-item>
                      <text:p text:style-name="P3"><text:span text:style-name="T3">mapping_stats.tsv</text:span></text:p>
                    </text:list-item>
                    <text:list-item>
                      <text:p text:style-name="P3"><text:span text:style-name="T3">additional files</text:span></text:p>
                    </text:list-item>
                  </text:list>
                </text:list-item>
                <text:list-item>
                  <text:p text:style-name="P3"><text:span text:style-name="T3">Results</text:span></text:p>
                  <text:list>
                    <text:list-item>
                      <text:p text:style-name="P3"><text:span text:style-name="T3">SampleN_contigs.fasta</text:span></text:p>
                      <text:list>
                        <text:list-item>
                          <text:p text:style-name="P3"><text:span text:style-name="T3">SampleN_targetM_contigP <text:s/>← <text:s/>name generated by Concat/Finisher</text:span></text:p>
                        </text:list-item>
                      </text:list>
                    </text:list-item>
                    <text:list-item>
                      <text:p text:style-name="P3"><text:span text:style-name="T3">SampleN_target_statistics.tsv</text:span></text:p>
                    </text:list-item>
                    <text:list-item>
                      <text:p text:style-name="P3"><text:span text:style-name="T3"/></text:p>
                    </text:list-item>
                  </text:list>
                </text:list-item>
              </text:list>
            </text:list-item>
          </text:list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6.96cm" svg:height="9.626cm" svg:x="0.175cm" svg:y="11.176cm">
          <text:p text:style-name="P1"><text:span text:style-name="T2">read_map structure:</text:span></text:p>
          <text:list text:style-name="L1">
            <text:list-item>
              <text:p text:style-name="P3"><text:span text:style-name="T3"/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0" draw:layer="layout" svg:width="26.365cm" svg:height="8.072cm" svg:x="0.584cm" svg:y="0.508cm">
          <draw:text-box>
            <text:p>Additional Notes:</text:p>
            <text:list text:style-name="L1">
              <text:list-item>
                <text:p>Read IDs</text:p>
                <text:list>
                  <text:list-item>
                    <text:p>read IDs for PE reads might have old/new Illumina format, or be from some other technology. </text:p>
                  </text:list-item>
                  <text:list-item>
                    <text:p>We always need “1:2:3:4:5#0/1” format for Newbler to identify the PE reads</text:p>
                  </text:list-item>
                  <text:list-item>
                    <text:p>Current Solution:</text:p>
                    <text:list>
                      <text:list-item>
                        <text:p>all reads are split on “/” and the first portion kept, this value is used for the key in the SE and PE index files, and is what bowtie2 will output in the SAM files (<text:span text:style-name="T4">note that bowtie2 does not split on #</text:span>).</text:p>
                      </text:list-item>
                      <text:list-item>
                        <text:p>blat will output the full read name up to the first space and treats all reads as SE. The psl parser currently will strip off the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 Hunter</meta:initial-creator>
    <meta:creation-date>2013-05-30T15:30:17</meta:creation-date>
    <dc:date>2013-06-14T10:32:51</dc:date>
    <dc:creator>Sam Hunter</dc:creator>
    <meta:editing-duration>P1DT9H29M1S</meta:editing-duration>
    <meta:editing-cycles>18</meta:editing-cycles>
    <meta:generator>LibreOffice/4.0.3.3$Linux_X86_64 LibreOffice_project/400m0$Build-3</meta:generator>
    <meta:document-statistic meta:object-count="61"/>
  </office:meta>
</office:document-meta>
</file>